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  <style:paragraph-properties style:writing-mode="lr-tb"/>
    </style:style>
    <style:style style:name="gr2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4.198cm" fo:min-width="5.048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.246cm" fo:min-width="0cm"/>
    </style:style>
    <style:style style:name="gr4" style:family="graphic" style:parent-style-name="objectwithoutfill">
      <style:graphic-properties svg:stroke-width="0.212cm" svg:stroke-color="#800080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212cm" svg:stroke-color="#e8a202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081cm" svg:stroke-color="#e8a202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212cm" svg:stroke-color="#e8a202" draw:marker-start-width="0.48cm" draw:marker-end="Rounded_20_short_20_Arrow" draw:marker-end-width="0.48cm" draw:fill="solid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81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81cm" fo:min-width="0cm"/>
      <style:paragraph-properties style:writing-mode="lr-tb"/>
    </style:style>
    <style:style style:name="P1" style:family="paragraph">
      <style:paragraph-properties fo:text-align="center"/>
      <style:text-properties style:font-name="Latin Modern Sans Demi Cond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Sans Demi Cond" fo:font-size="32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Latin Modern Sans Demi Cond" fo:font-size="5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atin Modern Sans Demi Cond" fo:font-size="54pt"/>
    </style:style>
    <style:style style:name="P10" style:family="paragraph">
      <style:text-properties style:font-name="Latin Modern Sans Demi Cond" fo:font-size="54pt" style:font-size-asian="32pt" style:font-size-complex="32pt"/>
    </style:style>
    <style:style style:name="P11" style:family="paragraph">
      <loext:graphic-properties draw:fill="none" draw:fill-color="#ffffff"/>
      <style:text-properties fo:color="#e8a202" style:font-name="Latin Modern Sans Demi Cond" fo:font-size="54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e8a202" style:font-name="Latin Modern Sans Demi Cond" fo:font-size="5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8a202" style:font-name="Latin Modern Sans Demi Cond" fo:font-size="54pt"/>
    </style:style>
    <style:style style:name="T1" style:family="text">
      <style:text-properties fo:color="#800080" style:font-name="Latin Modern Sans Demi Cond" fo:font-size="32pt" style:font-size-asian="16pt" style:font-size-complex="16pt"/>
    </style:style>
    <style:style style:name="T2" style:family="text">
      <style:text-properties fo:color="#e8a202" style:font-name="Latin Modern Sans Demi Cond" fo:font-size="32pt" style:font-size-asian="16pt" style:font-size-complex="16pt"/>
    </style:style>
    <style:style style:name="T3" style:family="text">
      <style:text-properties fo:color="#800080" style:font-name="Latin Modern Sans Demi Cond" style:font-size-asian="16pt" style:font-size-complex="16pt"/>
    </style:style>
    <style:style style:name="T4" style:family="text">
      <style:text-properties fo:color="#800080" style:text-position="33% 58%" style:font-name="Latin Modern Sans Demi Cond" style:font-size-asian="16pt" style:font-size-complex="16pt"/>
    </style:style>
    <style:style style:name="T5" style:family="text">
      <style:text-properties fo:color="#e8a202" style:font-name="Latin Modern Sans Demi Cond" style:font-size-asian="32pt" style:font-size-complex="32pt"/>
    </style:style>
    <style:style style:name="T6" style:family="text">
      <style:text-properties style:font-name="Latin Modern Sans Demi Cond" style:font-size-asian="16pt" style:font-size-complex="16pt"/>
    </style:style>
    <style:style style:name="T7" style:family="text">
      <style:text-properties style:text-position="33% 58%" style:font-name="Latin Modern Sans Demi Con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36cm" svg:height="3.427cm" svg:x="2.964cm" svg:y="11.2cm">
          <draw:text-box>
            <text:p text:style-name="P1"><text:span text:style-name="T1">β-decay</text:span></text:p>
            <text:p text:style-name="P1"><text:span text:style-name="T2">+Møller</text:span></text:p>
          </draw:text-box>
        </draw:frame>
        <draw:g>
          <draw:custom-shape draw:style-name="gr2" draw:text-style-name="P3" draw:layer="layout" svg:width="5.6cm" svg:height="14.5cm" svg:x="2.3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7cm" svg:height="0.7cm" svg:x="3.7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5" draw:layer="layout" svg:x1="4.6cm" svg:y1="7.1cm" svg:x2="7.1cm" svg:y2="6.53cm">
          <text:p/>
        </draw:line>
        <draw:line draw:style-name="gr5" draw:text-style-name="P5" draw:layer="layout" svg:x1="7.2cm" svg:y1="6.67cm" svg:x2="8.9cm" svg:y2="10.9cm">
          <text:p/>
        </draw:line>
        <draw:g>
          <draw:g>
            <draw:g>
              <draw:g>
                <draw:g>
                  <draw:path draw:style-name="gr6" draw:text-style-name="P6" draw:layer="layout" svg:width="0.217cm" svg:height="0.164cm" draw:transform="skewX (-0.745953722302376) rotate (-1.04929194629899) translate (11.2673217686196cm 13.5504696788246cm)" svg:viewBox="0 0 218 165" svg:d="M0 165c301-1 203-165 203-165">
                    <text:p/>
                  </draw:path>
                  <draw:path draw:style-name="gr6" draw:text-style-name="P6" draw:layer="layout" svg:width="0.221cm" svg:height="0.166cm" draw:transform="skewX (-0.77859137931467) rotate (2.10259814987757) translate (11.4744423759226cm 13.9074629276121cm)" svg:viewBox="0 0 222 167" svg:d="M0 167c299-2 209-167 209-167">
                    <text:p/>
                  </draw:path>
                  <draw:path draw:style-name="gr6" draw:text-style-name="P6" draw:layer="layout" svg:width="0.218cm" svg:height="0.164cm" draw:transform="skewX (-0.746302788152775) rotate (-1.05330620357858) translate (11.5962333308417cm 13.4563647911854cm)" svg:viewBox="0 0 219 165" svg:d="M0 165c303-1 203-165 203-165">
                    <text:p/>
                  </draw:path>
                  <draw:path draw:style-name="gr6" draw:text-style-name="P6" draw:layer="layout" svg:width="0.213cm" svg:height="0.165cm" draw:transform="skewX (-0.743510261349584) rotate (2.12109863994871) translate (11.801141379517cm 13.8039232197023cm)" svg:viewBox="0 0 214 166" svg:d="M0 166c294 4 199-166 199-166">
                    <text:p/>
                  </draw:path>
                </draw:g>
              </draw:g>
              <draw:g>
                <draw:g>
                  <draw:path draw:style-name="gr6" draw:text-style-name="P6" draw:layer="layout" svg:width="0.218cm" svg:height="0.163cm" draw:transform="skewX (-0.749618913731564) rotate (-1.04999007799979) translate (11.9312571537243cm 13.3735588472473cm)" svg:viewBox="0 0 219 164" svg:d="M0 164c302 1 204-164 204-164">
                    <text:p/>
                  </draw:path>
                  <draw:path draw:style-name="gr6" draw:text-style-name="P6" draw:layer="layout" svg:width="0.219cm" svg:height="0.165cm" draw:transform="skewX (-0.771959128157092) rotate (2.11568811926753) translate (12.1408275340444cm 13.7296386134634cm)" svg:viewBox="0 0 220 166" svg:d="M0 166c295 3 208-166 208-166">
                    <text:p/>
                  </draw:path>
                  <draw:path draw:style-name="gr6" draw:text-style-name="P6" draw:layer="layout" svg:width="0.215cm" svg:height="0.163cm" draw:transform="skewX (-0.733910950463615) rotate (-1.0468484853462) translate (12.2609164998726cm 13.2836629663744cm)" svg:viewBox="0 0 216 164" svg:d="M0 164c300 1 200-164 200-164">
                    <text:p/>
                  </draw:path>
                  <draw:path draw:style-name="gr6" draw:text-style-name="P6" draw:layer="layout" svg:width="0.212cm" svg:height="0.165cm" draw:transform="skewX (-0.740194135770795) rotate (2.10573974253116) translate (12.4613549745116cm 13.6270442361287cm)" svg:viewBox="0 0 213 166" svg:d="M0 166c298 0 197-166 197-166">
                    <text:p/>
                  </draw:path>
                </draw:g>
              </draw:g>
            </draw:g>
            <draw:g>
              <draw:g>
                <draw:g>
                  <draw:path draw:style-name="gr6" draw:text-style-name="P6" draw:layer="layout" svg:width="0.215cm" svg:height="0.164cm" draw:transform="skewX (-0.73548174679041) rotate (-1.05557513160617) translate (12.5979667326486cm 13.1950593252816cm)" svg:viewBox="0 0 216 165" svg:d="M0 165c303-3 199-165 199-165">
                    <text:p/>
                  </draw:path>
                  <draw:path draw:style-name="gr6" draw:text-style-name="P6" draw:layer="layout" svg:width="0.221cm" svg:height="0.166cm" draw:transform="skewX (-0.77859137931467) rotate (2.10259814987757) translate (12.8020491032155cm 13.5492764652526cm)" svg:viewBox="0 0 222 167" svg:d="M0 167c299-2 209-167 209-167">
                    <text:p/>
                  </draw:path>
                  <draw:path draw:style-name="gr6" draw:text-style-name="P6" draw:layer="layout" svg:width="0.219cm" svg:height="0.164cm" draw:transform="skewX (-0.749618913731564) rotate (-1.06744337051973) translate (12.9266658938688cm 13.0973499856876cm)" svg:viewBox="0 0 220 165" svg:d="M0 165c307-5 203-165 203-165">
                    <text:p/>
                  </draw:path>
                  <draw:path draw:style-name="gr6" draw:text-style-name="P6" draw:layer="layout" svg:width="0.214cm" svg:height="0.165cm" draw:transform="skewX (-0.750491578357561) rotate (2.11568811926753) translate (13.1285982896295cm 13.4475688933099cm)" svg:viewBox="0 0 215 166" svg:d="M0 166c295 3 201-166 201-166">
                    <text:p/>
                  </draw:path>
                </draw:g>
              </draw:g>
              <draw:g>
                <draw:g>
                  <draw:path draw:style-name="gr6" draw:text-style-name="P6" draw:layer="layout" svg:width="0.218cm" svg:height="0.163cm" draw:transform="skewX (-0.749618913731564) rotate (-1.04999007799979) translate (13.2588638810172cm 13.0153723848878cm)" svg:viewBox="0 0 219 164" svg:d="M0 164c302 1 204-164 204-164">
                    <text:p/>
                  </draw:path>
                  <draw:path draw:style-name="gr6" draw:text-style-name="P6" draw:layer="layout" svg:width="0.219cm" svg:height="0.165cm" draw:transform="skewX (-0.771959128157092) rotate (2.11568811926753) translate (13.4684342613372cm 13.3714521511039cm)" svg:viewBox="0 0 220 166" svg:d="M0 166c295 3 208-166 208-166">
                    <text:p/>
                  </draw:path>
                  <draw:path draw:style-name="gr6" draw:text-style-name="P6" draw:layer="layout" svg:width="0.216cm" svg:height="0.163cm" draw:transform="skewX (-0.737401608967604) rotate (-1.04929194629899) translate (13.5885702915661cm 12.9245773258936cm)" svg:viewBox="0 0 217 164" svg:d="M0 164c301 0 201-164 201-164">
                    <text:p/>
                  </draw:path>
                  <draw:path draw:style-name="gr6" draw:text-style-name="P6" draw:layer="layout" svg:width="0.214cm" svg:height="0.165cm" draw:transform="skewX (-0.747175452778772) rotate (2.10032922184998) translate (13.7887845491767cm 13.2706607796286cm)" svg:viewBox="0 0 215 166" svg:d="M0 166c300-1 198-166 198-166">
                    <text:p/>
                  </draw:path>
                </draw:g>
              </draw:g>
            </draw:g>
            <draw:g>
              <draw:g>
                <draw:g>
                  <draw:path draw:style-name="gr6" draw:text-style-name="P6" draw:layer="layout" svg:width="0.216cm" svg:height="0.164cm" draw:transform="skewX (-0.738448806518801) rotate (-1.04999007799979) translate (13.9238317850372cm 12.8360720905842cm)" svg:viewBox="0 0 217 165" svg:d="M0 165c301-1 201-165 201-165">
                    <text:p/>
                  </draw:path>
                  <draw:path draw:style-name="gr6" draw:text-style-name="P6" draw:layer="layout" svg:width="0.221cm" svg:height="0.166cm" draw:transform="skewX (-0.77859137931467) rotate (2.09701309627119) translate (14.1283016847678cm 13.1910833746462cm)" svg:viewBox="0 0 222 167" svg:d="M0 167c301-3 208-167 208-167">
                    <text:p/>
                  </draw:path>
                  <draw:path draw:style-name="gr6" draw:text-style-name="P6" draw:layer="layout" svg:width="0.22cm" svg:height="0.164cm" draw:transform="skewX (-0.753458638085952) rotate (-1.05330620357858) translate (14.2503588331234cm 12.7380806094955cm)" svg:viewBox="0 0 221 165" svg:d="M0 165c303-1 206-165 206-165">
                    <text:p/>
                  </draw:path>
                  <draw:path draw:style-name="gr6" draw:text-style-name="P6" draw:layer="layout" svg:width="0.213cm" svg:height="0.165cm" draw:transform="skewX (-0.743510261349585) rotate (2.12109863994871) translate (14.4563548341028cm 13.0875502949832cm)" svg:viewBox="0 0 214 166" svg:d="M0 166c294 4 199-166 199-166">
                    <text:p/>
                  </draw:path>
                </draw:g>
              </draw:g>
              <draw:g>
                <draw:g>
                  <draw:path draw:style-name="gr6" draw:text-style-name="P6" draw:layer="layout" svg:width="0.219cm" svg:height="0.164cm" draw:transform="skewX (-0.753109572235553) rotate (-1.05627326330697) translate (14.5874175609603cm 12.6562595740351cm)" svg:viewBox="0 0 220 165" svg:d="M0 165c304-2 204-165 204-165">
                    <text:p/>
                  </draw:path>
                  <draw:path draw:style-name="gr6" draw:text-style-name="P6" draw:layer="layout" svg:width="0.22cm" svg:height="0.165cm" draw:transform="skewX (-0.775275253735881) rotate (2.11568811926753) translate (14.7965990544842cm 13.0141864394945cm)" svg:viewBox="0 0 221 166" svg:d="M0 166c295 3 210-166 210-166">
                    <text:p/>
                  </draw:path>
                  <draw:path draw:style-name="gr6" draw:text-style-name="P6" draw:layer="layout" svg:width="0.215cm" svg:height="0.163cm" draw:transform="skewX (-0.730943890735225) rotate (-1.05557513160617) translate (14.9185857149341cm 12.5680843813733cm)" svg:viewBox="0 0 216 164" svg:d="M0 164c303-1 198-164 198-164">
                    <text:p/>
                  </draw:path>
                  <draw:path draw:style-name="gr6" draw:text-style-name="P6" draw:layer="layout" svg:width="0.212cm" svg:height="0.165cm" draw:transform="skewX (-0.740194135770795) rotate (2.10032922184998) translate (15.1153091920013cm 12.9106255158529cm)" svg:viewBox="0 0 213 166" svg:d="M0 166c300-1 196-166 196-166">
                    <text:p/>
                  </draw:path>
                </draw:g>
              </draw:g>
            </draw:g>
            <draw:g>
              <draw:g>
                <draw:path draw:style-name="gr6" draw:text-style-name="P6" draw:layer="layout" svg:width="0.216cm" svg:height="0.164cm" draw:transform="skewX (-0.739146938219599) rotate (-1.05330620357858) translate (15.2521072200396cm 12.477714908209cm)" svg:viewBox="0 0 217 165" svg:d="M0 165c302-2 201-165 201-165">
                  <text:p/>
                </draw:path>
                <draw:path draw:style-name="gr6" draw:text-style-name="P6" draw:layer="layout" svg:width="0.22cm" svg:height="0.166cm" draw:transform="skewX (-0.775275253735881) rotate (2.10573974253116) translate (15.4574702951312cm 12.8319657625451cm)" svg:viewBox="0 0 221 167" svg:d="M0 167c298-1 208-167 208-167">
                  <text:p/>
                </draw:path>
                <draw:path draw:style-name="gr6" draw:text-style-name="P6" draw:layer="layout" svg:width="0.22cm" svg:height="0.163cm" draw:transform="skewX (-0.756251164889143) rotate (-1.04999007799979) translate (15.5767513647143cm 12.3791474537016cm)" svg:viewBox="0 0 221 164" svg:d="M0 164c302 1 207-164 207-164">
                  <text:p/>
                </draw:path>
                <draw:path draw:style-name="gr6" draw:text-style-name="P6" draw:layer="layout" svg:width="0.217cm" svg:height="0.166cm" draw:transform="skewX (-0.765152344074314) rotate (2.10032922184998) translate (15.7825357056496cm 12.7351175387145cm)" svg:viewBox="0 0 218 167" svg:d="M0 167c300-2 203-167 203-167">
                  <text:p/>
                </draw:path>
              </draw:g>
            </draw:g>
            <draw:path draw:style-name="gr6" draw:text-style-name="P6" draw:layer="layout" svg:width="0.216cm" svg:height="0.164cm" draw:transform="skewX (-0.742637596723587) rotate (-1.06185831691335) translate (15.9179075024185cm 12.3009011185319cm)" svg:viewBox="0 0 217 165" svg:d="M0 165c305-3 200-165 200-165">
              <text:p/>
            </draw:path>
            <draw:path draw:style-name="gr6" draw:text-style-name="P6" draw:layer="layout" svg:width="0.218cm" svg:height="0.165cm" draw:transform="skewX (-0.764977811149115) rotate (2.11568811926753) translate (16.1224845237772cm 12.6531600800457cm)" svg:viewBox="0 0 219 166" svg:d="M0 166c295 3 206-166 206-166">
              <text:p/>
            </draw:path>
            <draw:path draw:style-name="gr6" draw:text-style-name="P6" draw:layer="layout" svg:width="0.215cm" svg:height="0.163cm" draw:transform="skewX (-0.730594824884826) rotate (-1.04999007799979) translate (16.2449538266342cm 12.2099624600694cm)" svg:viewBox="0 0 216 164" svg:d="M0 164c301 0 199-164 199-164">
              <text:p/>
            </draw:path>
            <draw:path draw:style-name="gr6" draw:text-style-name="P6" draw:layer="layout" svg:width="0.212cm" svg:height="0.165cm" draw:transform="skewX (-0.736878010192006) rotate (2.10032922184998) translate (16.4424067557058cm 12.5515691192221cm)" svg:viewBox="0 0 213 166" svg:d="M0 166c300-1 195-166 195-166">
              <text:p/>
            </draw:path>
          </draw:g>
          <draw:line draw:style-name="gr7" draw:text-style-name="P5" draw:layer="layout" svg:x1="16.732cm" svg:y1="12.242cm" svg:x2="16.9cm" svg:y2="12.2cm">
            <text:p/>
          </draw:line>
        </draw:g>
        <draw:frame draw:style-name="gr8" draw:text-style-name="P7" draw:layer="layout" svg:width="0.502cm" svg:height="0.962cm" svg:x="9.8cm" svg:y="1.7cm">
          <draw:text-box>
            <text:p/>
          </draw:text-box>
        </draw:frame>
        <draw:frame draw:style-name="gr9" draw:text-style-name="P9" draw:layer="layout" svg:width="2cm" svg:height="2.931cm" svg:x="4.8cm" svg:y="3.9cm">
          <draw:text-box>
            <text:p text:style-name="P8"><text:span text:style-name="T3">e</text:span><text:span text:style-name="T4">-</text:span></text:p>
          </draw:text-box>
        </draw:frame>
        <draw:frame draw:style-name="gr10" draw:text-style-name="P11" draw:layer="layout" svg:width="0.989cm" svg:height="2.931cm" svg:x="14.3cm" svg:y="4.569cm">
          <draw:text-box>
            <text:p text:style-name="P10"><text:span text:style-name="T5">x</text:span></text:p>
          </draw:text-box>
        </draw:frame>
        <draw:frame draw:style-name="gr11" draw:text-style-name="P13" draw:layer="layout" svg:width="1.8cm" svg:height="2.931cm" svg:x="8.5cm" svg:y="10cm">
          <draw:text-box>
            <text:p text:style-name="P12"><text:span text:style-name="T6">e</text:span><text:span text:style-name="T7">-</text:span></text:p>
          </draw:text-box>
        </draw:frame>
        <draw:line draw:style-name="gr5" draw:text-style-name="P5" draw:layer="layout" svg:x1="7.2cm" svg:y1="6.3cm" svg:x2="10.4cm" svg:y2="2.6cm">
          <text:p/>
        </draw:line>
        <draw:frame draw:style-name="gr12" draw:text-style-name="P13" draw:layer="layout" svg:width="1.8cm" svg:height="2.931cm" svg:x="8.8cm" svg:y="-0.099cm">
          <draw:text-box>
            <text:p text:style-name="P12"><text:span text:style-name="T6">e</text:span><text:span text:style-name="T7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03T09:18:05.186880666</meta:creation-date>
    <dc:date>2020-09-03T10:26:31.639307100</dc:date>
    <meta:editing-duration>PT43M3S</meta:editing-duration>
    <meta:editing-cycles>18</meta:editing-cycles>
    <meta:generator>LibreOffice/6.4.6.2$Linux_X86_64 LibreOffice_project/40$Build-2</meta:generator>
    <meta:document-statistic meta:object-count="64"/>
  </office:meta>
</office:document-meta>
</file>